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Suivant acte sso du 03/04/2018, il a été constitué une SARL</text:p>
      <text:p text:style-name="Standard"/>
      <text:p text:style-name="Standard">Dénomination : JAC </text:p>
      <text:p text:style-name="Standard">Capital : 5000€</text:p>
      <text:p text:style-name="Standard">siège social : 89 quai des chartrons, 33300 BORDEAUX</text:p>
      <text:p text:style-name="Standard">objet : Production d'équipement grand public</text:p>
      <text:p text:style-name="Standard">Durée: 99ans</text:p>
      <text:p text:style-name="Standard">Gérance : Mr Cedric Flamant 199 rue du jardin public, 33300 Bordeaux.<text:line-break/></text:p>
      <text:p text:style-name="Standard">Immatriculation au R.C.S de Bordea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16:38:14</meta:creation-date>
    <meta:document-statistic meta:table-count="0" meta:image-count="0" meta:object-count="0" meta:page-count="1" meta:paragraph-count="8" meta:word-count="51" meta:character-count="309"/>
    <dc:date>2018-04-03T18:29:40.84</dc:date>
    <meta:editing-duration>PT1H32M7S</meta:editing-duration>
    <meta:editing-cycles>1</meta:editing-cycles>
    <meta:generator>OpenOffice/4.1.5$Win32 OpenOffice.org_project/415m1$Build-9789</meta:generator>
  </office:meta>
</office:document-meta>
</file>